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390000021D584E21C9844E9151.png" manifest:media-type="image/png"/>
  <manifest:file-entry manifest:full-path="Pictures/10000201000003AF00000212B5AAED991A609E39.png" manifest:media-type="image/png"/>
  <manifest:file-entry manifest:full-path="Pictures/1000068800009698000054ABBAE8AB1092C97E1C.svg" manifest:media-type="image/svg+xml"/>
  <manifest:file-entry manifest:full-path="Pictures/1000000000000640000004B05A6DD46115AE2C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5cm" fo:min-width="26.87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cm" fo:min-width="2.47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973cm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57cm" fo:min-width="10.361cm"/>
    </style:style>
    <style:style style:name="gr6" style:family="graphic" style:parent-style-name="standard">
      <style:graphic-properties draw:stroke="none" draw:fill="none" fo:min-height="2.981cm"/>
    </style:style>
    <style:style style:name="gr7" style:family="graphic" style:parent-style-name="standard">
      <style:graphic-properties draw:stroke="none" draw:fill="none" fo:min-height="1.873cm"/>
    </style:style>
    <style:style style:name="gr8" style:family="graphic">
      <style:graphic-properties style:protect="size"/>
    </style:style>
    <style:style style:name="pr1" style:family="presentation" style:parent-style-name="AbstractGreen-notes">
      <style:graphic-properties draw:fill-color="#ffffff" draw:auto-grow-height="true" fo:min-height="14cm"/>
    </style:style>
    <style:style style:name="P1" style:family="paragraph">
      <style:paragraph-properties fo:text-align="center"/>
      <style:text-properties fo:color="#000000" style:text-outline="true"/>
    </style:style>
    <style:style style:name="P2" style:family="paragraph">
      <loext:graphic-properties draw:fill="none" draw:fill-color="#ffffff"/>
      <style:paragraph-properties fo:text-align="center"/>
      <style:text-properties fo:color="#000000" style:text-outline="true" fo:font-size="40pt" fo:font-weight="bold" style:font-size-asian="48pt" style:font-weight-asian="bold" style:font-size-complex="48pt" style:font-weight-complex="bold" style:font-relief="none"/>
    </style:style>
    <style:style style:name="P3" style:family="paragraph">
      <loext:graphic-properties draw:fill="none" draw:fill-color="#ffffff"/>
      <style:text-properties fo:color="#ff420e" fo:font-size="100pt" style:font-size-asian="120pt" style:font-size-complex="120pt"/>
    </style:style>
    <style:style style:name="P4" style:family="paragraph">
      <loext:graphic-properties draw:fill="none" draw:fill-color="#ffffff"/>
      <style:text-properties fo:color="#ffffff" fo:font-size="18.2999992370605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Ubuntu"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="none"/>
      <style:text-properties fo:color="#000000" fo:font-size="30pt" style:font-size-asian="30pt" style:font-size-complex="30pt"/>
    </style:style>
    <style:style style:name="P8" style:family="paragraph">
      <loext:graphic-properties draw:fill="none"/>
      <style:text-properties fo:color="#000000" fo:font-size="26.7000007629395pt" style:font-size-asian="32pt" style:font-size-complex="32pt"/>
    </style:style>
    <style:style style:name="P9" style:family="paragraph">
      <loext:graphic-properties draw:fill-color="#ffffff"/>
    </style:style>
    <style:style style:name="T1" style:family="text">
      <style:text-properties fo:color="#000000" style:text-outline="true" fo:font-size="48pt" fo:font-weight="bold" style:font-size-asian="48pt" style:font-weight-asian="bold" style:font-size-complex="48pt" style:font-weight-complex="bold" style:font-relief="none"/>
    </style:style>
    <style:style style:name="T2" style:family="text">
      <style:text-properties fo:color="#ff420e" fo:font-size="120pt" style:font-size-asian="120pt" style:font-size-complex="120pt"/>
    </style:style>
    <style:style style:name="T3" style:family="text">
      <style:text-properties fo:color="#ffffff" fo:font-size="22pt" style:font-size-asian="22pt" style:font-size-complex="22pt"/>
    </style:style>
    <style:style style:name="T4" style:family="text">
      <style:text-properties style:font-name="Ubuntu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000000" style:font-name="Ubuntu" fo:font-size="30pt" fo:font-weight="bold" style:font-size-asian="30pt" style:font-weight-asian="bold" style:font-size-complex="30pt" style:font-weight-complex="bold"/>
    </style:style>
    <style:style style:name="T6" style:family="text">
      <style:text-properties fo:color="#000000" style:font-name="Ubuntu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office:forms form:automatic-focus="false" form:apply-design-mode="false"/>
        <draw:frame draw:style-name="gr1" draw:text-style-name="P2" draw:layer="layout" svg:width="27.379cm" svg:height="4.045cm" svg:x="0.621cm" svg:y="1.155cm">
          <draw:text-box>
            <text:p text:style-name="P1"><text:span text:style-name="T1">GoldenDict excelente Diccionario</text:span></text:p>
            <text:p text:style-name="P1"><text:span text:style-name="T1">offline para Ubuntu (gratis)</text:span></text:p>
          </draw:text-box>
        </draw:frame>
        <draw:frame draw:style-name="gr2" draw:text-style-name="P3" draw:layer="layout" svg:width="2.974cm" svg:height="4.984cm" svg:x="10.961cm" svg:y="8.765cm">
          <draw:text-box>
            <text:p><text:span text:style-name="T2">+</text:span></text:p>
          </draw:text-box>
        </draw:frame>
        <draw:frame draw:style-name="gr3" draw:text-style-name="P4" draw:layer="layout" svg:width="4.473cm" svg:height="1.119cm" svg:x="23.2cm" svg:y="16.5cm">
          <draw:text-box>
            <text:p><text:span text:style-name="T3">2016-03-27</text:span></text:p>
          </draw:text-box>
        </draw:frame>
        <draw:frame draw:style-name="gr4" draw:text-style-name="P5" draw:layer="layout" svg:width="9.6cm" svg:height="9.833cm" svg:x="1.2cm" svg:y="6.166cm">
          <draw:image xlink:href="Pictures/10000000000003390000021D584E21C9844E9151.png" xlink:type="simple" xlink:show="embed" xlink:actuate="onLoad">
            <text:p/>
          </draw:image>
        </draw:frame>
        <draw:frame draw:style-name="gr5" draw:text-style-name="P6" draw:layer="layout" svg:width="10.861cm" svg:height="5.807cm" svg:x="13.687cm" svg:y="5.8cm">
          <draw:text-box>
            <text:p><text:span text:style-name="T4">- Español–Inglés e</text:span></text:p>
            <text:p><text:span text:style-name="T4"><text:s text:c="2"/></text:span><text:span text:style-name="T4">Inglés–Español de</text:span></text:p>
            <text:p><text:span text:style-name="T4"><text:s text:c="2"/></text:span><text:span text:style-name="T4">Universidad de </text:span></text:p>
            <text:p><text:span text:style-name="T4"><text:s text:c="2"/></text:span><text:span text:style-name="T4">Granada</text:span></text:p>
          </draw:text-box>
        </draw:frame>
        <draw:frame draw:style-name="gr6" draw:text-style-name="P7" draw:layer="layout" svg:width="13.367cm" svg:height="3.231cm" svg:x="13.624cm" svg:y="11.607cm">
          <draw:text-box>
            <text:p><text:span text:style-name="T5">- Babylon</text:span></text:p>
          </draw:text-box>
        </draw:frame>
        <draw:frame draw:style-name="gr7" draw:text-style-name="P8" draw:layer="layout" svg:width="13.4cm" svg:height="2.123cm" svg:x="13.6cm" svg:y="14.555cm">
          <draw:text-box>
            <text:p><text:span text:style-name="T6">- Inglés WordNet.</text:span></text:p>
          </draw:text-box>
        </draw:frame>
        <presentation:notes draw:style-name="dp2">
          <draw:page-thumbnail draw:style-name="gr8" draw:layer="layout" svg:width="17cm" svg:height="9.56cm" svg:x="2cm" svg:y="2.5cm" draw:page-number="1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fill-image draw:name="ABSTRACT-AnotherPoppy_5f_1600x1200" draw:display-name="ABSTRACT-AnotherPoppy_1600x1200" xlink:href="Pictures/1000000000000640000004B05A6DD46115AE2C94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331cm" fo:text-indent="0cm"/>
      <style:text-properties fo:font-size="23.3999996185303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164cm" fo:text-indent="0cm"/>
      <style:text-properties fo:font-size="16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other-poppy-background" style:family="presentation">
      <style:graphic-properties draw:stroke="none" draw:fill="bitmap" draw:fill-image-name="ABSTRACT-AnotherPoppy_5f_1600x1200" draw:fill-image-width="100%" draw:fill-image-height="100%"/>
      <style:text-properties style:letter-kerning="true"/>
    </style:style>
    <style:style style:name="another-popp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other-popp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another-poppy-outline1" style:family="presentation">
      <style:graphic-properties draw:stroke="none" draw:fill="none">
        <text:list-style style:name="another-popp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7000007629395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other-poppy-outline2" style:family="presentation" style:parent-style-name="another-poppy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another-poppy-outline3" style:family="presentation" style:parent-style-name="another-poppy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another-poppy-outline4" style:family="presentation" style:parent-style-name="another-poppy-outline3">
      <style:paragraph-properties fo:margin-left="0cm" fo:margin-right="0cm" fo:margin-top="0cm" fo:margin-bottom="0.164cm" fo:text-indent="0cm"/>
      <style:text-properties fo:font-size="16.7000007629395pt" style:font-size-asian="20pt" style:font-size-complex="20pt"/>
    </style:style>
    <style:style style:name="another-poppy-outline5" style:family="presentation" style:parent-style-name="another-poppy-outline4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another-poppy-outline6" style:family="presentation" style:parent-style-name="another-poppy-outline5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another-poppy-outline7" style:family="presentation" style:parent-style-name="another-poppy-outline6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another-poppy-outline8" style:family="presentation" style:parent-style-name="another-poppy-outline7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another-poppy-outline9" style:family="presentation" style:parent-style-name="another-poppy-outline8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another-poppy-subtitle" style:family="presentation">
      <style:graphic-properties draw:stroke="none" draw:fill="none" draw:textarea-vertical-align="middle">
        <text:list-style style:name="another-popp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other-poppy-title" style:family="presentation">
      <style:graphic-properties draw:stroke="none" draw:fill="none" draw:textarea-vertical-align="middle">
        <text:list-style style:name="another-popp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.7000007629395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4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59cm" fo:text-indent="0cm"/>
      <style:text-properties fo:font-size="25.2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69cm" fo:text-indent="0cm"/>
      <style:text-properties fo:font-size="21.700000762939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79cm" fo:text-indent="0cm"/>
      <style:text-properties fo:font-size="18.1000003814697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00000762939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BSTRACT-AnotherPoppy_5f_1600x1200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other-poppy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other-poppy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other-poppy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Predeterminado" style:page-layout-name="PM1" draw:style-name="Mdp1">
      <draw:frame presentation:style-name="Predeterminado-title" draw:layer="backgroundobjects" svg:width="25.199cm" svg:height="2.923cm" svg:x="1.4cm" svg:y="0.696cm" presentation:class="title" presentation:placeholder="true">
        <draw:text-box/>
      </draw:frame>
      <draw:frame presentation:style-name="Predeterminado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5cm" svg:y="15.94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nother-poppy" style:page-layout-name="PM1" draw:style-name="Mdp2">
      <draw:frame presentation:style-name="another-poppy-title" draw:layer="backgroundobjects" svg:width="25.199cm" svg:height="2.923cm" svg:x="1.4cm" svg:y="0.696cm" presentation:class="title" presentation:placeholder="true">
        <draw:text-box/>
      </draw:frame>
      <draw:frame presentation:style-name="another-poppy-outline1" draw:layer="backgroundobjects" svg:width="25.199cm" svg:height="10.149cm" svg:x="1.4cm" svg:y="4.094cm" presentation:class="outline" presentation:placeholder="true">
        <draw:text-box/>
      </draw:frame>
      <draw:frame presentation:style-name="Mpr4" draw:text-style-name="MP2" draw:layer="backgroundobjects" svg:width="6.523cm" svg:height="1.207cm" svg:x="1.4cm" svg:y="15.94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207cm" svg:x="9.576cm" svg:y="15.94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207cm" svg:x="20.076cm" svg:y="15.94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another-poppy-title" draw:layer="backgroundobjects" svg:width="14.848cm" svg:height="11.136cm" svg:x="3.075cm" svg:y="2.257cm" presentation:class="page"/>
        <draw:frame presentation:style-name="another-popp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7" draw:layer="backgroundobjects" svg:width="27.999cm" svg:height="17.5cm" svg:x="0cm" svg:y="0cm">
        <draw:image xlink:href="Pictures/1000068800009698000054ABBAE8AB1092C97E1C.svg" xlink:type="simple" xlink:show="embed" xlink:actuate="onLoad">
          <text:p/>
        </draw:image>
        <draw:image xlink:href="Pictures/10000201000003AF00000212B5AAED991A609E39.png" xlink:type="simple" xlink:show="embed" xlink:actuate="onLoad"/>
      </draw:frame>
      <draw:frame presentation:style-name="AbstractGreen-title" draw:layer="backgroundobjects" svg:width="25.2cm" svg:height="2.889cm" svg:x="1.4cm" svg:y="0.666cm" presentation:class="title" presentation:placeholder="true">
        <draw:text-box/>
      </draw:frame>
      <draw:frame presentation:style-name="AbstractGreen-outline1" draw:layer="backgroundobjects" svg:width="25.2cm" svg:height="10.149cm" svg:x="1.4cm" svg:y="4.221cm" presentation:class="outline" presentation:placeholder="true">
        <draw:text-box/>
      </draw:frame>
      <draw:frame presentation:style-name="Mpr7" draw:text-style-name="MP2" draw:layer="backgroundobjects" svg:width="6.523cm" svg:height="1.206cm" svg:x="1.4cm" svg:y="15.94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206cm" svg:x="9.575cm" svg:y="15.94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206cm" svg:x="20.075cm" svg:y="15.9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chin-id </meta:initial-creator>
    <meta:creation-date>2013-12-24T09:22:48.372319082</meta:creation-date>
    <dc:date>2016-03-27T13:20:33.977904930</dc:date>
    <meta:editing-duration>PT11H39M19S</meta:editing-duration>
    <meta:editing-cycles>21</meta:editing-cycles>
    <meta:generator>LibreOffice/5.0.5.2$Linux_x86 LibreOffice_project/00m0$Build-2</meta:generator>
    <dc:creator>Wachín </dc:creator>
    <meta:document-statistic meta:object-count="53"/>
  </office:meta>
</office:document-meta>
</file>